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6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hanical Engineering 965434 43258 1008692</text:p>
      <text:p text:style-name="P1"><text:s/>Computer Engineering 418315 346484 764799</text:p>
      <text:p text:style-name="P1"><text:s/>Electronics Engineering 412756 330248 743004</text:p>
      <text:p text:style-name="P1"><text:s/>Civil Engineering 512474 120900 633374 </text:p>
      <text:p text:style-name="P1">Electrical Engineering 348437 118904 467341</text:p>
      <text:p text:style-name="P1"><text:s/>Other Engineering &amp; Technology 192135 78364 270499 </text:p>
      <text:p text:style-name="P1">Information Technology 99204 87015 186219 </text:p>
      <text:p text:style-name="P1">Architecture 31570 34309 65879 </text:p>
      <text:p text:style-name="P1">Chemical Engineering 35569 11797 47366 </text:p>
      <text:p text:style-name="P1">Agriculture Engineering 11060 5401 16461 </text:p>
      <text:p text:style-name="P1">Aeronautical Engineering 10919 3140 14059</text:p>
      <text:p text:style-name="P1"><text:s/>Metallurgical Engineering 7762 2338 10100 </text:p>
      <text:p text:style-name="P1">Mining Engineering 8120 207 8327 </text:p>
      <text:p text:style-name="P1">Food Technology 4749 3334 8083 </text:p>
      <text:p text:style-name="P1">Marine Engineering 3035 108 3143</text:p>
      <text:p text:style-name="P1"><text:s/>Dairy Technology 1333 607 1940</text:p>
      <text:p text:style-name="P1"><text:s/>Planning 498 399 897</text:p>
      <text:p text:style-name="P1">Engineering &amp; Technology Total 3063370 1186813 42501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44:19.529613066</meta:creation-date>
    <dc:date>2017-08-09T21:45:18.590282824</dc:date>
    <meta:editing-duration>PT59S</meta:editing-duration>
    <meta:editing-cycles>1</meta:editing-cycles>
    <meta:document-statistic meta:table-count="0" meta:image-count="0" meta:object-count="0" meta:page-count="1" meta:paragraph-count="18" meta:word-count="92" meta:character-count="704" meta:non-whitespace-character-count="614"/>
    <meta:generator>LibreOffice/5.3.1.2$Linux_X86_64 LibreOffice_project/30m0$Build-2</meta:generator>
  </office:meta>
</office:document-meta>
</file>